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245cm"/>
        </style:tab-stops>
      </style:paragraph-properties>
      <style:text-properties officeooo:rsid="001757d6" officeooo:paragraph-rsid="00175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teste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8T08:47:07.746445315</meta:creation-date>
    <dc:date>2022-06-08T08:48:46.702559075</dc:date>
    <meta:editing-duration>PT1M39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5.1.6.2$Linux_X86_64 LibreOffice_project/10m0$Build-2</meta:generator>
  </office:meta>
</office:document-meta>
</file>